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7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2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8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8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4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Лабораторная работа 3</text:span></text:p>
      <text:p text:style-name="P1"><text:span text:style-name="T1">Классы памяти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3">Выполнил: Капля В.В.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5">Данная работа должна быть выполнена в виде программы, состоящей из двух модулей. Функция main должна реализовывать пользовательский интерфейс<text:s/></text:span><text:span text:style-name="T6">«</text:span><text:span text:style-name="T7">меню</text:span><text:span text:style-name="T8">» (</text:span><text:span text:style-name="T9">см. ниже). После выбора одного из пунктов меню программа должна выполнить соответствующие действия (согласно варианту) и вернуться в меню.</text:span></text:p>
      <text:p text:style-name="P4"><text:span text:style-name="T10"/></text:p>
      <text:p text:style-name="P4"><text:span text:style-name="T10"/></text:p>
      <text:p text:style-name="P4"><text:span text:style-name="T11">Код:</text:span></text:p>
      <text:p text:style-name="P4"><text:span text:style-name="T12">#include</text:span><text:span text:style-name="T13"><text:s/></text:span><text:span text:style-name="T14">&lt;stdio.h&gt;</text:span></text:p>
      <text:p text:style-name="P4"><text:span text:style-name="T15">#include</text:span><text:span text:style-name="T16"><text:s/></text:span><text:span text:style-name="T17">&lt;locale.h&gt;</text:span></text:p>
      <text:p text:style-name="P4"><text:span text:style-name="T18"/></text:p>
      <text:p text:style-name="P4"><text:span text:style-name="T18"/></text:p>
      <text:p text:style-name="P4"><text:span text:style-name="T19">int</text:span><text:span text:style-name="T20"><text:s/>Status = 1;</text:span></text:p>
      <text:p text:style-name="P4"><text:span text:style-name="T21">int</text:span><text:span text:style-name="T22"><text:s/>zachelka()</text:span></text:p>
      <text:p text:style-name="P4"><text:span text:style-name="T22">{</text:span></text:p>
      <text:p text:style-name="P4"><text:span text:style-name="T22"><text:tab/></text:span><text:span text:style-name="T23">static</text:span><text:span text:style-name="T24"><text:s/></text:span><text:span text:style-name="T25">int</text:span><text:span text:style-name="T26"><text:s/>i=-1;</text:span></text:p>
      <text:p text:style-name="P4"><text:span text:style-name="T27"/></text:p>
      <text:p text:style-name="P4"><text:span text:style-name="T28"><text:tab/>i--;</text:span></text:p>
      <text:p text:style-name="P4"><text:span text:style-name="T28"><text:tab/></text:span><text:span text:style-name="T29">if</text:span><text:span text:style-name="T30"><text:s/>(i &lt;0)</text:span></text:p>
      <text:p text:style-name="P4"><text:span text:style-name="T30"><text:tab/>{</text:span></text:p>
      <text:p text:style-name="P4"><text:span text:style-name="T30"><text:tab/><text:tab/>i = 0;</text:span></text:p>
      <text:p text:style-name="P4"><text:span text:style-name="T30"><text:tab/>}</text:span></text:p>
      <text:p text:style-name="P4"><text:span text:style-name="T30"><text:tab/></text:span><text:span text:style-name="T31">return</text:span><text:span text:style-name="T32">(i);</text:span></text:p>
      <text:p text:style-name="P4"><text:span text:style-name="T32"><text:tab/></text:span></text:p>
      <text:p text:style-name="P4"><text:span text:style-name="T32">}</text:span></text:p>
      <text:p text:style-name="P4"><text:span text:style-name="T33">double</text:span><text:span text:style-name="T34"><text:s/>f(</text:span><text:span text:style-name="T35">int</text:span><text:span text:style-name="T36"><text:s/></text:span><text:span text:style-name="T37">x</text:span><text:span text:style-name="T38">,<text:s/></text:span><text:span text:style-name="T39">int</text:span><text:span text:style-name="T40"><text:s/></text:span><text:span text:style-name="T41">y</text:span><text:span text:style-name="T42">)</text:span></text:p>
      <text:p text:style-name="P4"><text:span text:style-name="T42">{</text:span></text:p>
      <text:p text:style-name="P4"><text:span text:style-name="T42"><text:tab/></text:span><text:span text:style-name="T43">double</text:span><text:span text:style-name="T44"><text:s/>res=1;</text:span></text:p>
      <text:p text:style-name="P4"><text:span text:style-name="T45"/></text:p>
      <text:p text:style-name="P4"><text:span text:style-name="T46"><text:tab/></text:span><text:span text:style-name="T47">for</text:span><text:span text:style-name="T48"><text:s/>(</text:span><text:span text:style-name="T49">float</text:span><text:span text:style-name="T50"><text:s/>a =<text:s/></text:span><text:span text:style-name="T51">x</text:span><text:span text:style-name="T52">; a &lt; (</text:span><text:span text:style-name="T53">y</text:span><text:span text:style-name="T54">+1); a++)</text:span></text:p>
      <text:p text:style-name="P4"><text:span text:style-name="T54"><text:tab/>{</text:span></text:p>
      <text:p text:style-name="P4"><text:span text:style-name="T54"><text:tab/><text:tab/></text:span><text:span text:style-name="T55">if</text:span><text:span text:style-name="T56"><text:s/>(a==0)</text:span></text:p>
      <text:p text:style-name="P4"><text:span text:style-name="T56"><text:tab/><text:tab/>{</text:span></text:p>
      <text:p text:style-name="P4"><text:span text:style-name="T56"><text:tab/><text:tab/><text:tab/>Status = 0;</text:span></text:p>
      <text:p text:style-name="P4"><text:span text:style-name="T56"><text:tab/><text:tab/><text:tab/>res = 0;</text:span></text:p>
      <text:p text:style-name="P4"><text:span text:style-name="T56"><text:tab/><text:tab/><text:tab/></text:span><text:span text:style-name="T57">break</text:span><text:span text:style-name="T58">;</text:span></text:p>
      <text:p text:style-name="P4"><text:span text:style-name="T58"><text:tab/><text:tab/>}</text:span></text:p>
      <text:p text:style-name="P4"><text:span text:style-name="T58"><text:tab/><text:tab/></text:span><text:span text:style-name="T59">else</text:span></text:p>
      <text:p text:style-name="P4"><text:span text:style-name="T60"><text:tab/><text:tab/>{</text:span></text:p>
      <text:p text:style-name="P4"><text:span text:style-name="T60"><text:tab/><text:tab/><text:tab/>res *= (1 / a);</text:span></text:p>
      <text:p text:style-name="P4"><text:span text:style-name="T60"><text:tab/><text:tab/><text:tab/>Status = 1;</text:span></text:p>
      <text:p text:style-name="P4"><text:span text:style-name="T60"><text:tab/><text:tab/>}</text:span></text:p>
      <text:p text:style-name="P4"><text:span text:style-name="T60"><text:tab/>}</text:span></text:p>
      <text:p text:style-name="P4"><text:span text:style-name="T61"/></text:p>
      <text:p text:style-name="P4"><text:span text:style-name="T61"/></text:p>
      <text:p text:style-name="P4"><text:span text:style-name="T62"><text:tab/></text:span><text:span text:style-name="T63">return</text:span><text:span text:style-name="T64">(res);</text:span></text:p>
      <text:p text:style-name="P4"><text:span text:style-name="T64">}</text:span></text:p>
      <text:p text:style-name="P4"><text:span text:style-name="T65"/></text:p>
      <text:p text:style-name="P4"><text:span text:style-name="T66">int</text:span><text:span text:style-name="T67"><text:s/>main()</text:span></text:p>
      <text:p text:style-name="P4"><text:span text:style-name="T67">{</text:span></text:p>
      <text:p text:style-name="P4"><text:span text:style-name="T67"><text:tab/>setlocale(</text:span><text:span text:style-name="T68">LC_ALL</text:span><text:span text:style-name="T69">,<text:s/></text:span><text:span text:style-name="T70">"Rus"</text:span><text:span text:style-name="T71">);</text:span></text:p>
      <text:p text:style-name="P4"><text:span text:style-name="T72"/></text:p>
      <text:p text:style-name="P4"><text:span text:style-name="T73"><text:tab/></text:span><text:span text:style-name="T74">while</text:span><text:span text:style-name="T75"><text:s/>(1)</text:span></text:p>
      <text:p text:style-name="P4"><text:span text:style-name="T75"><text:tab/>{</text:span></text:p>
      <text:p text:style-name="P4"><text:span text:style-name="T75"><text:tab/>system(</text:span><text:span text:style-name="T76">"cls"</text:span><text:span text:style-name="T77">);</text:span></text:p>
      <text:p text:style-name="P4"><text:span text:style-name="T77"><text:s text:c="4"/>printf(</text:span><text:span text:style-name="T78">"1.</text:span><text:span text:style-name="T79">Функция-счетчик\n"</text:span><text:span text:style-name="T80">);</text:span></text:p>
      <text:p text:style-name="P4"><text:span text:style-name="T81"><text:tab/>printf(</text:span><text:span text:style-name="T82">"2.</text:span><text:span text:style-name="T83">Вычисление суммы 1/z\n"</text:span><text:span text:style-name="T84">);</text:span></text:p>
      <text:p text:style-name="P4"><text:span text:style-name="T85"><text:tab/>printf(</text:span><text:span text:style-name="T86">"3.</text:span><text:span text:style-name="T87">Выход\n"</text:span><text:span text:style-name="T88">);</text:span></text:p>
      <text:p text:style-name="P4"><text:span text:style-name="T89"><text:tab/>printf(</text:span><text:span text:style-name="T90">"</text:span><text:span text:style-name="T91">Введите номер (1-3)\n"</text:span><text:span text:style-name="T92">);</text:span></text:p>
      <text:p text:style-name="P4"><text:span text:style-name="T93"/></text:p>
      <text:p text:style-name="P4"><text:span text:style-name="T94"><text:tab/></text:span><text:span text:style-name="T95">int</text:span><text:span text:style-name="T96"><text:s/>n=0;</text:span></text:p>
      <text:p text:style-name="P4"><text:span text:style-name="T96"><text:tab/>scanf_s(</text:span><text:span text:style-name="T97">"%d"</text:span><text:span text:style-name="T98">, &amp;n);</text:span></text:p>
      <text:p text:style-name="P4"><text:span text:style-name="T99"/></text:p>
      <text:p text:style-name="P4"><text:span text:style-name="T100"><text:tab/></text:span><text:span text:style-name="T101">switch</text:span><text:span text:style-name="T102"><text:s/>(n)</text:span></text:p>
      <text:p text:style-name="P4"><text:span text:style-name="T102"><text:tab/>{</text:span></text:p>
      <text:p text:style-name="P4"><text:span text:style-name="T102"><text:tab/></text:span><text:span text:style-name="T103">case</text:span><text:span text:style-name="T104"><text:s/>1:</text:span></text:p>
      <text:p text:style-name="P4"><text:span text:style-name="T104"><text:tab/><text:tab/>system(</text:span><text:span text:style-name="T105">"cls"</text:span><text:span text:style-name="T106">);</text:span></text:p>
      <text:p text:style-name="P4"><text:span text:style-name="T106"><text:tab/><text:tab/>printf(</text:span><text:span text:style-name="T107">"%d\n"</text:span><text:span text:style-name="T108">,zachelka());<text:tab/><text:tab/></text:span></text:p>
      <text:p text:style-name="P4"><text:span text:style-name="T108"><text:tab/><text:tab/>system(</text:span><text:span text:style-name="T109">"pause"</text:span><text:span text:style-name="T110">);</text:span></text:p>
      <text:p text:style-name="P4"><text:span text:style-name="T111"/></text:p>
      <text:p text:style-name="P4"><text:span text:style-name="T112"><text:tab/><text:tab/></text:span><text:span text:style-name="T113">break</text:span><text:span text:style-name="T114">;</text:span></text:p>
      <text:p text:style-name="P4"><text:span text:style-name="T114"><text:tab/></text:span><text:span text:style-name="T115">case</text:span><text:span text:style-name="T116"><text:s/>2:</text:span></text:p>
      <text:p text:style-name="P4"><text:span text:style-name="T116"><text:tab/><text:tab/>system(</text:span><text:span text:style-name="T117">"cls"</text:span><text:span text:style-name="T118">);</text:span></text:p>
      <text:p text:style-name="P4"><text:span text:style-name="T118"><text:tab/><text:tab/></text:span><text:span text:style-name="T119">int</text:span><text:span text:style-name="T120"><text:s/>x = 0;</text:span></text:p>
      <text:p text:style-name="P4"><text:span text:style-name="T120"><text:tab/><text:tab/></text:span><text:span text:style-name="T121">int</text:span><text:span text:style-name="T122"><text:s/>y = 0;</text:span></text:p>
      <text:p text:style-name="P4"><text:span text:style-name="T122"><text:tab/><text:tab/>scanf_s(</text:span><text:span text:style-name="T123">"%d"</text:span><text:span text:style-name="T124">, &amp;x);</text:span></text:p>
      <text:p text:style-name="P4"><text:span text:style-name="T124"><text:tab/><text:tab/>scanf_s(</text:span><text:span text:style-name="T125">"%d"</text:span><text:span text:style-name="T126">, &amp;y);</text:span></text:p>
      <text:p text:style-name="P4"><text:span text:style-name="T127"/></text:p>
      <text:p text:style-name="P4"><text:span text:style-name="T128"><text:tab/><text:tab/>printf(</text:span><text:span text:style-name="T129">"%lf\n"</text:span><text:span text:style-name="T130">, f(x,y));</text:span></text:p>
      <text:p text:style-name="P4"><text:span text:style-name="T130"><text:tab/><text:tab/></text:span></text:p>
      <text:p text:style-name="P4"><text:span text:style-name="T130"><text:tab/><text:tab/>system(</text:span><text:span text:style-name="T131">"pause"</text:span><text:span text:style-name="T132">);</text:span></text:p>
      <text:p text:style-name="P4"><text:span text:style-name="T132"><text:tab/><text:tab/></text:span><text:span text:style-name="T133">break</text:span><text:span text:style-name="T134">;</text:span></text:p>
      <text:p text:style-name="P4"><text:span text:style-name="T134"><text:tab/></text:span><text:span text:style-name="T135">case</text:span><text:span text:style-name="T136"><text:s/>3:</text:span></text:p>
      <text:p text:style-name="P4"><text:span text:style-name="T136"><text:tab/><text:tab/></text:span><text:span text:style-name="T137">return</text:span><text:span text:style-name="T138">(0);</text:span></text:p>
      <text:p text:style-name="P4"><text:span text:style-name="T138"><text:tab/><text:tab/></text:span><text:span text:style-name="T139">break</text:span><text:span text:style-name="T140">;</text:span></text:p>
      <text:p text:style-name="P4"><text:span text:style-name="T141"/></text:p>
      <text:p text:style-name="P4"><text:span text:style-name="T142"><text:tab/></text:span><text:span text:style-name="T143">default</text:span><text:span text:style-name="T144">:</text:span></text:p>
      <text:p text:style-name="P4"><text:span text:style-name="T144"><text:tab/><text:tab/>printf(</text:span><text:span text:style-name="T145">"</text:span><text:span text:style-name="T146">Не корректный ввод!!!\n"</text:span><text:span text:style-name="T147">);</text:span></text:p>
      <text:p text:style-name="P4"><text:span text:style-name="T148"><text:tab/><text:tab/>system(</text:span><text:span text:style-name="T149">"pause"</text:span><text:span text:style-name="T150">);</text:span></text:p>
      <text:p text:style-name="P4"><text:span text:style-name="T150"><text:tab/><text:tab/></text:span><text:span text:style-name="T151">break</text:span><text:span text:style-name="T152">;</text:span></text:p>
      <text:p text:style-name="P4"><text:span text:style-name="T152"><text:tab/>}</text:span></text:p>
      <text:p text:style-name="P4"><text:span text:style-name="T152">}</text:span></text:p>
      <text:p text:style-name="P4"><text:span text:style-name="T152"><text:tab/></text:span><text:span text:style-name="T153">return</text:span><text:span text:style-name="T154">(0);</text:span></text:p>
      <text:p text:style-name="P4"><text:span text:style-name="T154">}</text:span></text:p>
      <text:p text:style-name="P4"><text:span text:style-name="T154">///////////////////////////////////////////////////////////////////////</text:span></text:p>
      <text:p text:style-name="P4"><text:span text:style-name="T155"/></text:p>
      <text:p text:style-name="P4"><draw:frame text:anchor-type="as-char" svg:width="95.51mm" svg:height="21.17mm" style:rel-width="scale" style:rel-height="scale"><draw:object-ole xlink:href="OleObj1"/><draw:image xlink:href="ObjectReplacements/OleObj1"/></draw:frame><text:span text:style-name="T155"/></text:p>
      <text:p text:style-name="P4"><draw:frame text:anchor-type="as-char" svg:width="93.40mm" svg:height="15.88mm" style:rel-width="scale" style:rel-height="scale"><draw:object-ole xlink:href="OleObj2"/><draw:image xlink:href="ObjectReplacements/OleObj2"/></draw:frame><text:span text:style-name="T155"/></text:p>
      <text:p text:style-name="P4"><draw:frame text:anchor-type="as-char" svg:width="92.87mm" svg:height="15.61mm" style:rel-width="scale" style:rel-height="scale"><draw:object-ole xlink:href="OleObj3"/><draw:image xlink:href="ObjectReplacements/OleObj3"/></draw:frame><draw:frame text:anchor-type="as-char" svg:width="76.20mm" svg:height="33.07mm" style:rel-width="scale" style:rel-height="scale"><draw:object-ole xlink:href="OleObj4"/><draw:image xlink:href="ObjectReplacements/OleObj4"/></draw:frame><text:span text:style-name="T156">защелка:</text:span></text:p>
      <text:p text:style-name="P4"><text:span text:style-name="T157"/></text:p>
      <text:p text:style-name="P4"><text:span text:style-name="T158">Произведение значений 1/z для всех z из диапазона от x до y (включительно) с шагом 1.</text:span></text:p>
      <text:p text:style-name="P4"><text:span text:style-name="T158">Работает нормально.</text:span><text:span text:style-name="T1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